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3000000161056E61103A46FE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o Semibold" officeooo:paragraph-rsid="000d6619"/>
    </style:style>
    <style:style style:name="P2" style:family="paragraph">
      <style:text-properties fo:font-size="9pt" style:font-size-asian="9pt" style:font-size-complex="9pt"/>
    </style:style>
    <style:style style:name="P3" style:family="paragraph">
      <loext:graphic-properties draw:fill="none" draw:fill-color="#ffffff"/>
      <style:text-properties style:font-name="Lato Semibold" fo:font-size="9pt" style:font-size-asian="9pt" style:font-size-complex="9pt"/>
    </style:style>
    <style:style style:name="T1" style:family="text">
      <style:text-properties style:font-name="Lato Semibold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><draw:frame draw:style-name="fr1" draw:name="Image1" text:anchor-type="paragraph" svg:x="-1.639cm" svg:y="1.94cm" svg:width="20.632cm" svg:height="5.482cm" draw:z-index="0"><draw:image xlink:href="Pictures/100000000000053000000161056E61103A46FEBD.png" xlink:type="simple" xlink:show="embed" xlink:actuate="onLoad"/></draw:frame><draw:frame text:anchor-type="paragraph" draw:z-index="2" draw:name="Shape1" draw:style-name="gr1" draw:text-style-name="P3" svg:width="1.853cm" svg:height="0.812cm" svg:x="3.464cm" svg:y="2.028cm"><draw:text-box><text:p text:style-name="P2"><text:span text:style-name="T1">Month</text:span></text:p></draw:text-box></draw:frame><draw:frame text:anchor-type="paragraph" draw:z-index="1" draw:name="Shape1" draw:style-name="gr1" draw:text-style-name="P3" svg:width="1.853cm" svg:height="0.812cm" svg:x="-1.528cm" svg:y="2.113cm"><draw:text-box><text:p text:style-name="P2"><text:span text:style-name="T1">Task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2:12:41.916340131</meta:creation-date>
    <dc:date>2016-09-09T13:05:25.922820115</dc:date>
    <meta:editing-duration>PT5M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